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7.4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11.86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9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ta2" style:family="table" style:master-page-name="PageStyle_5f_シート2">
      <style:table-properties table:display="true" style:writing-mode="lr-tb"/>
    </style:style>
    <style:style style:name="ta3" style:family="table" style:master-page-name="PageStyle_5f_シート3">
      <style:table-properties table:display="true" style:writing-mode="lr-tb"/>
    </style:style>
    <style:style style:name="ta4" style:family="table" style:master-page-name="PageStyle_5f_シート4">
      <style:table-properties table:display="true" style:writing-mode="lr-tb"/>
    </style:style>
    <style:style style:name="ta5" style:family="table" style:master-page-name="PageStyle_5f_シート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開始前&quot;;&quot;処理中&quot;;&quot;ブロック済み&quot;;&quot;完了&quot;)" table:allow-empty-cell="true" table:display-list="unsorted" table:base-cell-address="シート1.B2"/>
        <table:content-validation table:name="val2" table:condition="of:cell-content-is-in-list(&quot;イベント前&quot;;&quot;イベント日&quot;;&quot;イベント後&quot;)" table:allow-empty-cell="true" table:display-list="unsorted" table:base-cell-address="シート1.D2"/>
        <table:content-validation table:name="val3" table:condition="of: and cell-content-is-between(OR(NOT(ISERROR(DATEVALUE([.E2]))); AND(ISNUMBER([.E2]); LEFT(CELL(&quot;format&quot;; [.E2]))=&quot;D&quot;)),0)" table:allow-empty-cell="true" table:base-cell-address="シート1.E2"/>
        <table:content-validation table:name="val4" table:condition="of:cell-content-is-in-list(&quot;P0&quot;;&quot;P1&quot;;&quot;P2&quot;;&quot;P3&quot;)" table:allow-empty-cell="true" table:display-list="unsorted" table:base-cell-address="シート2.B2"/>
        <table:content-validation table:name="val5" table:condition="of:cell-content-is-in-list(&quot;開始前&quot;;&quot;処理中&quot;;&quot;ブロック済み&quot;;&quot;完了&quot;)" table:allow-empty-cell="true" table:display-list="unsorted" table:base-cell-address="シート2.D2"/>
        <table:content-validation table:name="val6" table:condition="of: and cell-content-is-between(OR(NOT(ISERROR(DATEVALUE([.E2]))); AND(ISNUMBER([.E2]); LEFT(CELL(&quot;format&quot;; [.E2]))=&quot;D&quot;)),0)" table:allow-empty-cell="true" table:base-cell-address="シート2.E2"/>
        <table:content-validation table:name="val7" table:condition="of:cell-content-is-in-list(&quot;メール&quot;;&quot;ソーシャル メディア&quot;;&quot;テレビ&quot;;&quot;ブログ投稿&quot;;&quot;すべて&quot;)" table:allow-empty-cell="true" table:display-list="unsorted" table:base-cell-address="シート3.B2"/>
        <table:content-validation table:name="val8" table:condition="of:cell-content-is-in-list(&quot;新規&quot;;&quot;処理中&quot;;&quot;審査中&quot;;&quot;公開&quot;;&quot;停止中&quot;;&quot;一時停止中&quot;)" table:allow-empty-cell="true" table:display-list="unsorted" table:base-cell-address="シート3.E2"/>
        <table:content-validation table:name="val9" table:condition="of: and cell-content-is-between(OR(NOT(ISERROR(DATEVALUE([.F2]))); AND(ISNUMBER([.F2]); LEFT(CELL(&quot;format&quot;; [.F2]))=&quot;D&quot;)),0)" table:allow-empty-cell="true" table:base-cell-address="シート3.F2"/>
        <table:content-validation table:name="val10" table:condition="of:cell-content-is-in-list(&quot;カテゴリ 1&quot;;&quot;カテゴリ 2&quot;;&quot;カテゴリ 3&quot;;&quot;カテゴリ 4&quot;)" table:allow-empty-cell="true" table:display-list="unsorted" table:base-cell-address="シート4.B2"/>
        <table:content-validation table:name="val11" table:condition="of:cell-content-is-in-list(&quot;開始前&quot;;&quot;処理中&quot;;&quot;ブロック済み&quot;;&quot;起動済み&quot;)" table:allow-empty-cell="true" table:display-list="unsorted" table:base-cell-address="シート4.C2"/>
        <table:content-validation table:name="val12" table:condition="of:cell-content-is-in-list(&quot;XS&quot;;&quot;S&quot;;&quot;M&quot;;&quot;L&quot;;&quot;XL&quot;;&quot;XXL&quot;)" table:allow-empty-cell="true" table:display-list="unsorted" table:base-cell-address="シート4.E2"/>
        <table:content-validation table:name="val13" table:condition="of:cell-content-is-in-list(&quot;Q1&quot;;&quot;Q2&quot;;&quot;Q3&quot;;&quot;Q4&quot;)" table:allow-empty-cell="true" table:display-list="unsorted" table:base-cell-address="シート4.F2"/>
        <table:content-validation table:name="val14" table:condition="of:cell-content-is-in-list(&quot;採用&quot;;&quot;面接&quot;;&quot;決定が必要&quot;;&quot;不採用&quot;)" table:allow-empty-cell="true" table:display-list="unsorted" table:base-cell-address="シート5.B2"/>
        <table:content-validation table:name="val15" table:condition="of:cell-content-is-in-list(&quot;チーム 1&quot;;&quot;チーム 2&quot;;&quot;チーム 3&quot;;&quot;チーム 4&quot;)" table:allow-empty-cell="true" table:display-list="unsorted" table:base-cell-address="シート5.D2"/>
        <table:content-validation table:name="val16" table:condition="of:cell-content-is-in-list(&quot;0&quot;;&quot;1&quot;;&quot;2&quot;;&quot;3&quot;;&quot;4&quot;;&quot;5&quot;)" table:allow-empty-cell="true" table:display-list="unsorted" table:base-cell-address="シート5.G2">
          <table:error-message table:message-type="stop" table:display="true"/>
        </table:content-validation>
      </table:content-validations>
      <table:table table:name="シート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タスク</text:p>
          </table:table-cell>
          <table:table-cell table:style-name="ce1" office:value-type="string" calcext:value-type="string">
            <text:p>ステータス</text:p>
          </table:table-cell>
          <table:table-cell table:style-name="ce1" office:value-type="string" calcext:value-type="string">
            <text:p>所有者</text:p>
          </table:table-cell>
          <table:table-cell table:style-name="ce1" office:value-type="string" calcext:value-type="string">
            <text:p>ステージ</text:p>
          </table:table-cell>
          <table:table-cell table:style-name="ce1" office:value-type="string" calcext:value-type="string">
            <text:p>期限</text:p>
          </table:table-cell>
          <table:table-cell table:style-name="ce1" office:value-type="string" calcext:value-type="string">
            <text:p>備考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table:content-validation-name="val1" office:value-type="string" calcext:value-type="string">
            <text:p>開始前</text:p>
          </table:table-cell>
          <table:table-cell table:style-name="ce2"/>
          <table:table-cell table:style-name="ce3" table:content-validation-name="val2" office:value-type="string" calcext:value-type="string">
            <text:p>イベント前</text:p>
          </table:table-cell>
          <table:table-cell table:style-name="ce4" table:content-validation-name="val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3" table:content-validation-name="val1" office:value-type="string" calcext:value-type="string">
            <text:p>処理中</text:p>
          </table:table-cell>
          <table:table-cell table:style-name="ce2"/>
          <table:table-cell table:style-name="ce3" table:content-validation-name="val2" office:value-type="string" calcext:value-type="string">
            <text:p>イベント日</text:p>
          </table:table-cell>
          <table:table-cell table:style-name="ce4" table:content-validation-name="val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3" table:content-validation-name="val1" office:value-type="string" calcext:value-type="string">
            <text:p>ブロック済み</text:p>
          </table:table-cell>
          <table:table-cell table:style-name="ce2"/>
          <table:table-cell table:style-name="ce3" table:content-validation-name="val2" office:value-type="string" calcext:value-type="string">
            <text:p>イベント後</text:p>
          </table:table-cell>
          <table:table-cell table:style-name="ce4" table:content-validation-name="val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3" table:content-validation-name="val1" office:value-type="string" calcext:value-type="string">
            <text:p>完了</text:p>
          </table:table-cell>
          <table:table-cell table:style-name="ce2"/>
          <table:table-cell table:style-name="ce3" table:content-validation-name="val2"/>
          <table:table-cell table:style-name="ce4" table:content-validation-name="val3"/>
          <table:table-cell table:style-name="ce2"/>
          <table:table-cell table:number-columns-repeated="1018"/>
        </table:table-row>
        <table:table-row table:style-name="ro1" table:number-rows-repeated="10">
          <table:table-cell table:style-name="ce2"/>
          <table:table-cell table:style-name="ce3" table:content-validation-name="val1"/>
          <table:table-cell table:style-name="ce2"/>
          <table:table-cell table:style-name="ce3" table:content-validation-name="val2"/>
          <table:table-cell table:style-name="ce4" table:content-validation-name="val3"/>
          <table:table-cell table:style-name="ce2"/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シート2" table:style-name="ta2">
        <table:table-column table:style-name="co5" table:default-cell-style-name="Default"/>
        <table:table-column table:style-name="co3" table:number-columns-repeated="3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タスク</text:p>
          </table:table-cell>
          <table:table-cell table:style-name="ce1" office:value-type="string" calcext:value-type="string">
            <text:p>優先度</text:p>
          </table:table-cell>
          <table:table-cell table:style-name="ce1" office:value-type="string" calcext:value-type="string">
            <text:p>所有者</text:p>
          </table:table-cell>
          <table:table-cell table:style-name="ce1" office:value-type="string" calcext:value-type="string">
            <text:p>ステータス</text:p>
          </table:table-cell>
          <table:table-cell table:style-name="ce1" office:value-type="string" calcext:value-type="string">
            <text:p>開始日</text:p>
          </table:table-cell>
          <table:table-cell table:style-name="ce1" office:value-type="string" calcext:value-type="string">
            <text:p>終了日</text:p>
          </table:table-cell>
          <table:table-cell table:style-name="ce1" office:value-type="string" calcext:value-type="string">
            <text:p>マイルストーン</text:p>
          </table:table-cell>
          <table:table-cell table:style-name="ce1" office:value-type="string" calcext:value-type="string">
            <text:p>成果</text:p>
          </table:table-cell>
          <table:table-cell table:style-name="ce1" office:value-type="string" calcext:value-type="string">
            <text:p>備考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table:content-validation-name="val4" office:value-type="string" calcext:value-type="string">
            <text:p>P0</text:p>
          </table:table-cell>
          <table:table-cell table:style-name="ce2"/>
          <table:table-cell table:style-name="ce3" table:content-validation-name="val5" office:value-type="string" calcext:value-type="string">
            <text:p>開始前</text:p>
          </table:table-cell>
          <table:table-cell table:style-name="ce4" table:content-validation-name="val6" table:number-columns-repeated="2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3" table:content-validation-name="val4" office:value-type="string" calcext:value-type="string">
            <text:p>P1</text:p>
          </table:table-cell>
          <table:table-cell table:style-name="ce2"/>
          <table:table-cell table:style-name="ce3" table:content-validation-name="val5" office:value-type="string" calcext:value-type="string">
            <text:p>処理中</text:p>
          </table:table-cell>
          <table:table-cell table:style-name="ce4" table:content-validation-name="val6" table:number-columns-repeated="2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3" table:content-validation-name="val4" office:value-type="string" calcext:value-type="string">
            <text:p>P2</text:p>
          </table:table-cell>
          <table:table-cell table:style-name="ce2"/>
          <table:table-cell table:style-name="ce3" table:content-validation-name="val5" office:value-type="string" calcext:value-type="string">
            <text:p>ブロック済み</text:p>
          </table:table-cell>
          <table:table-cell table:style-name="ce4" table:content-validation-name="val6" table:number-columns-repeated="2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3" table:content-validation-name="val4" office:value-type="string" calcext:value-type="string">
            <text:p>P3</text:p>
          </table:table-cell>
          <table:table-cell table:style-name="ce2"/>
          <table:table-cell table:style-name="ce3" table:content-validation-name="val5" office:value-type="string" calcext:value-type="string">
            <text:p>完了</text:p>
          </table:table-cell>
          <table:table-cell table:style-name="ce4" table:content-validation-name="val6" table:number-columns-repeated="2"/>
          <table:table-cell table:style-name="ce2" table:number-columns-repeated="3"/>
          <table:table-cell table:number-columns-repeated="1015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2"/>
          <table:table-cell table:style-name="ce3" table:content-validation-name="val5"/>
          <table:table-cell table:style-name="ce4" table:content-validation-name="val6" table:number-columns-repeated="2"/>
          <table:table-cell table:style-name="ce2" table:number-columns-repeated="3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シート3" table:style-name="ta3"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コンテンツ</text:p>
          </table:table-cell>
          <table:table-cell table:style-name="ce1" office:value-type="string" calcext:value-type="string">
            <text:p>タイプ</text:p>
          </table:table-cell>
          <table:table-cell table:style-name="ce1" office:value-type="string" calcext:value-type="string">
            <text:p>詳細</text:p>
          </table:table-cell>
          <table:table-cell table:style-name="ce1" office:value-type="string" calcext:value-type="string">
            <text:p>所有者</text:p>
          </table:table-cell>
          <table:table-cell table:style-name="ce1" office:value-type="string" calcext:value-type="string">
            <text:p>ステータス</text:p>
          </table:table-cell>
          <table:table-cell table:style-name="ce1" office:value-type="string" calcext:value-type="string">
            <text:p>掲載日</text:p>
          </table:table-cell>
          <table:table-cell table:style-name="ce1" office:value-type="string" calcext:value-type="string">
            <text:p>ファイル</text:p>
          </table:table-cell>
          <table:table-cell table:style-name="ce1" office:value-type="string" calcext:value-type="string">
            <text:p>備考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7" office:value-type="string" calcext:value-type="string">
            <text:p>メール</text:p>
          </table:table-cell>
          <table:table-cell table:style-name="ce2" table:number-columns-repeated="2"/>
          <table:table-cell table:style-name="ce3" table:content-validation-name="val8" office:value-type="string" calcext:value-type="string">
            <text:p>新規</text:p>
          </table:table-cell>
          <table:table-cell table:style-name="ce4" table:content-validation-name="val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7" office:value-type="string" calcext:value-type="string">
            <text:p>ソーシャル メディア</text:p>
          </table:table-cell>
          <table:table-cell table:style-name="ce2" table:number-columns-repeated="2"/>
          <table:table-cell table:style-name="ce3" table:content-validation-name="val8" office:value-type="string" calcext:value-type="string">
            <text:p>処理中</text:p>
          </table:table-cell>
          <table:table-cell table:style-name="ce4" table:content-validation-name="val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7" office:value-type="string" calcext:value-type="string">
            <text:p>テレビ</text:p>
          </table:table-cell>
          <table:table-cell table:style-name="ce2" table:number-columns-repeated="2"/>
          <table:table-cell table:style-name="ce3" table:content-validation-name="val8" office:value-type="string" calcext:value-type="string">
            <text:p>審査中</text:p>
          </table:table-cell>
          <table:table-cell table:style-name="ce4" table:content-validation-name="val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7" office:value-type="string" calcext:value-type="string">
            <text:p>ブログ投稿</text:p>
          </table:table-cell>
          <table:table-cell table:style-name="ce2" table:number-columns-repeated="2"/>
          <table:table-cell table:style-name="ce3" table:content-validation-name="val8" office:value-type="string" calcext:value-type="string">
            <text:p>公開</text:p>
          </table:table-cell>
          <table:table-cell table:style-name="ce4" table:content-validation-name="val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7" office:value-type="string" calcext:value-type="string">
            <text:p>すべて</text:p>
          </table:table-cell>
          <table:table-cell table:style-name="ce2" table:number-columns-repeated="2"/>
          <table:table-cell table:style-name="ce3" table:content-validation-name="val8" office:value-type="string" calcext:value-type="string">
            <text:p>停止中</text:p>
          </table:table-cell>
          <table:table-cell table:style-name="ce4" table:content-validation-name="val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7"/>
          <table:table-cell table:style-name="ce2" table:number-columns-repeated="2"/>
          <table:table-cell table:style-name="ce3" table:content-validation-name="val8" office:value-type="string" calcext:value-type="string">
            <text:p>一時停止中</text:p>
          </table:table-cell>
          <table:table-cell table:style-name="ce4" table:content-validation-name="val9"/>
          <table:table-cell table:style-name="ce2" table:number-columns-repeated="2"/>
          <table:table-cell table:number-columns-repeated="1016"/>
        </table:table-row>
        <table:table-row table:style-name="ro1" table:number-rows-repeated="8">
          <table:table-cell table:style-name="ce2"/>
          <table:table-cell table:style-name="ce3" table:content-validation-name="val7"/>
          <table:table-cell table:style-name="ce2" table:number-columns-repeated="2"/>
          <table:table-cell table:style-name="ce3" table:content-validation-name="val8"/>
          <table:table-cell table:style-name="ce4" table:content-validation-name="val9"/>
          <table:table-cell table:style-name="ce2" table:number-columns-repeated="2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シート4" table:style-name="ta4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機能</text:p>
          </table:table-cell>
          <table:table-cell table:style-name="ce1" office:value-type="string" calcext:value-type="string">
            <text:p>カテゴリ</text:p>
          </table:table-cell>
          <table:table-cell table:style-name="ce1" office:value-type="string" calcext:value-type="string">
            <text:p>ステータス</text:p>
          </table:table-cell>
          <table:table-cell table:style-name="ce1" office:value-type="string" calcext:value-type="string">
            <text:p>所有者</text:p>
          </table:table-cell>
          <table:table-cell table:style-name="ce1" office:value-type="string" calcext:value-type="string">
            <text:p>サイズ</text:p>
          </table:table-cell>
          <table:table-cell table:style-name="ce1" office:value-type="string" calcext:value-type="string">
            <text:p>リリース</text:p>
          </table:table-cell>
          <table:table-cell table:style-name="ce1" office:value-type="string" calcext:value-type="string">
            <text:p>備考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table:content-validation-name="val10" office:value-type="string" calcext:value-type="string">
            <text:p>カテゴリ 1</text:p>
          </table:table-cell>
          <table:table-cell table:style-name="ce3" table:content-validation-name="val11" office:value-type="string" calcext:value-type="string">
            <text:p>開始前</text:p>
          </table:table-cell>
          <table:table-cell table:style-name="ce2"/>
          <table:table-cell table:style-name="ce3" table:content-validation-name="val12" office:value-type="string" calcext:value-type="string">
            <text:p>XS</text:p>
          </table:table-cell>
          <table:table-cell table:style-name="ce3" table:content-validation-name="val13" office:value-type="string" calcext:value-type="string">
            <text:p>Q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3" table:content-validation-name="val10" office:value-type="string" calcext:value-type="string">
            <text:p>カテゴリ 2</text:p>
          </table:table-cell>
          <table:table-cell table:style-name="ce3" table:content-validation-name="val11" office:value-type="string" calcext:value-type="string">
            <text:p>処理中</text:p>
          </table:table-cell>
          <table:table-cell table:style-name="ce2"/>
          <table:table-cell table:style-name="ce3" table:content-validation-name="val12" office:value-type="string" calcext:value-type="string">
            <text:p>S</text:p>
          </table:table-cell>
          <table:table-cell table:style-name="ce3" table:content-validation-name="val13" office:value-type="string" calcext:value-type="string">
            <text:p>Q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3" table:content-validation-name="val10" office:value-type="string" calcext:value-type="string">
            <text:p>カテゴリ 3</text:p>
          </table:table-cell>
          <table:table-cell table:style-name="ce3" table:content-validation-name="val11" office:value-type="string" calcext:value-type="string">
            <text:p>ブロック済み</text:p>
          </table:table-cell>
          <table:table-cell table:style-name="ce2"/>
          <table:table-cell table:style-name="ce3" table:content-validation-name="val12" office:value-type="string" calcext:value-type="string">
            <text:p>M</text:p>
          </table:table-cell>
          <table:table-cell table:style-name="ce3" table:content-validation-name="val13" office:value-type="string" calcext:value-type="string">
            <text:p>Q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3" table:content-validation-name="val10" office:value-type="string" calcext:value-type="string">
            <text:p>カテゴリ 4</text:p>
          </table:table-cell>
          <table:table-cell table:style-name="ce3" table:content-validation-name="val11" office:value-type="string" calcext:value-type="string">
            <text:p>起動済み</text:p>
          </table:table-cell>
          <table:table-cell table:style-name="ce2"/>
          <table:table-cell table:style-name="ce3" table:content-validation-name="val12" office:value-type="string" calcext:value-type="string">
            <text:p>L</text:p>
          </table:table-cell>
          <table:table-cell table:style-name="ce3" table:content-validation-name="val13" office:value-type="string" calcext:value-type="string">
            <text:p>Q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3" table:content-validation-name="val10"/>
          <table:table-cell table:style-name="ce3" table:content-validation-name="val11"/>
          <table:table-cell table:style-name="ce2"/>
          <table:table-cell table:style-name="ce3" table:content-validation-name="val12" office:value-type="string" calcext:value-type="string">
            <text:p>XL</text:p>
          </table:table-cell>
          <table:table-cell table:style-name="ce3" table:content-validation-name="val13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3" table:content-validation-name="val10"/>
          <table:table-cell table:style-name="ce3" table:content-validation-name="val11"/>
          <table:table-cell table:style-name="ce2"/>
          <table:table-cell table:style-name="ce3" table:content-validation-name="val12" office:value-type="string" calcext:value-type="string">
            <text:p>XXL</text:p>
          </table:table-cell>
          <table:table-cell table:style-name="ce3" table:content-validation-name="val13"/>
          <table:table-cell table:style-name="ce2"/>
          <table:table-cell table:number-columns-repeated="1017"/>
        </table:table-row>
        <table:table-row table:style-name="ro1" table:number-rows-repeated="8">
          <table:table-cell table:style-name="ce2"/>
          <table:table-cell table:style-name="ce3" table:content-validation-name="val10"/>
          <table:table-cell table:style-name="ce3" table:content-validation-name="val11"/>
          <table:table-cell table:style-name="ce2"/>
          <table:table-cell table:style-name="ce3" table:content-validation-name="val12"/>
          <table:table-cell table:style-name="ce3" table:content-validation-name="val13"/>
          <table:table-cell table:style-name="ce2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シート5" table:style-name="ta5"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応募者</text:p>
          </table:table-cell>
          <table:table-cell table:style-name="ce1" office:value-type="string" calcext:value-type="string">
            <text:p>ステージ</text:p>
          </table:table-cell>
          <table:table-cell table:style-name="ce1" office:value-type="string" calcext:value-type="string">
            <text:p>役割</text:p>
          </table:table-cell>
          <table:table-cell table:style-name="ce1" office:value-type="string" calcext:value-type="string">
            <text:p>チーム</text:p>
          </table:table-cell>
          <table:table-cell table:style-name="ce1" office:value-type="string" calcext:value-type="string">
            <text:p>履歴書</text:p>
          </table:table-cell>
          <table:table-cell table:style-name="ce1" office:value-type="string" calcext:value-type="string">
            <text:p>面接担当者</text:p>
          </table:table-cell>
          <table:table-cell table:style-name="ce1" office:value-type="string" calcext:value-type="string">
            <text:p>スコア</text:p>
          </table:table-cell>
          <table:table-cell table:style-name="ce1" office:value-type="string" calcext:value-type="string">
            <text:p>備考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 office:value-type="string" calcext:value-type="string">
            <text:p>採用</text:p>
          </table:table-cell>
          <table:table-cell table:style-name="ce2"/>
          <table:table-cell table:style-name="ce3" table:content-validation-name="val15" office:value-type="string" calcext:value-type="string">
            <text:p>チーム 1</text:p>
          </table:table-cell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 office:value-type="string" calcext:value-type="string">
            <text:p>面接</text:p>
          </table:table-cell>
          <table:table-cell table:style-name="ce2"/>
          <table:table-cell table:style-name="ce3" table:content-validation-name="val15" office:value-type="string" calcext:value-type="string">
            <text:p>チーム 2</text:p>
          </table:table-cell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 office:value-type="string" calcext:value-type="string">
            <text:p>決定が必要</text:p>
          </table:table-cell>
          <table:table-cell table:style-name="ce2"/>
          <table:table-cell table:style-name="ce3" table:content-validation-name="val15" office:value-type="string" calcext:value-type="string">
            <text:p>チーム 3</text:p>
          </table:table-cell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 office:value-type="string" calcext:value-type="string">
            <text:p>不採用</text:p>
          </table:table-cell>
          <table:table-cell table:style-name="ce2"/>
          <table:table-cell table:style-name="ce3" table:content-validation-name="val15" office:value-type="string" calcext:value-type="string">
            <text:p>チーム 4</text:p>
          </table:table-cell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table:content-validation-name="val14"/>
          <table:table-cell table:style-name="ce2"/>
          <table:table-cell table:style-name="ce3" table:content-validation-name="val15"/>
          <table:table-cell table:style-name="ce2" table:number-columns-repeated="2"/>
          <table:table-cell table:style-name="ce5" table:content-validation-name="val16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イベントのタスク" table:target-range-address="シート1.A1:シート1.F15"/>
        <table:database-range table:name="コンテンツ_トラッカー" table:target-range-address="シート3.A1:シート3.H15"/>
        <table:database-range table:name="プロジェクトのタスク" table:target-range-address="シート2.A1:シート2.I15"/>
        <table:database-range table:name="商品の優先度" table:target-range-address="シート4.A1:シート4.G15"/>
        <table:database-range table:name="求人への応募者" table:target-range-address="シート5.A1:シート5.H1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シート2" style:display-name="PageStyle_シート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シート3" style:display-name="PageStyle_シート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シート4" style:display-name="PageStyle_シート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シート5" style:display-name="PageStyle_シート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04" meta:object-count="0"/>
    <meta:generator>LibreOfficeDev/6.0.5.2$Linux_X86_64 LibreOffice_project/</meta:generator>
  </office:meta>
</office:document-meta>
</file>